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5.498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4.1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6"/>
        <table:table-column table:style-name="co7" table:default-cell-style-name="Default"/>
        <table:table-row table:style-name="ro2">
          <table:table-cell table:style-name="ce1" office:value-type="string" table:number-columns-spanned="5" table:number-rows-spanned="1">
            <text:p>DIAGRAMA DE GANTT</text:p>
          </table:table-cell>
          <table:covered-table-cell table:style-name="ce2"/>
          <table:covered-table-cell table:number-columns-repeated="3" table:style-name="Default"/>
          <table:table-cell/>
        </table:table-row>
        <table:table-row table:style-name="ro1">
          <table:table-cell/>
          <table:table-cell table:style-name="ce3" office:value-type="string">
            <text:p>Actividades</text:p>
          </table:table-cell>
          <table:table-cell table:style-name="ce3" office:value-type="string">
            <text:p>Fecha de inicio</text:p>
          </table:table-cell>
          <table:table-cell table:style-name="ce3" office:value-type="string">
            <text:p>Duración (días)</text:p>
          </table:table-cell>
          <table:table-cell table:style-name="ce3" office:value-type="string">
            <text:p>Fecha de fin</text:p>
          </table:table-cell>
          <table:table-cell table:style-name="ce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Creación BD + E/R</text:p>
          </table:table-cell>
          <table:table-cell office:value-type="date" office:date-value="2017-04-09">
            <text:p>09/04/17</text:p>
          </table:table-cell>
          <table:table-cell office:value-type="string">
            <text:p>1 día</text:p>
          </table:table-cell>
          <table:table-cell office:value-type="date" office:date-value="2017-04-09">
            <text:p>09/04/17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rear Distintos <text:span text:style-name="T1">menús</text:span></text:p>
          </table:table-cell>
          <table:table-cell office:value-type="date" office:date-value="2017-04-09">
            <text:p>09/04/17</text:p>
          </table:table-cell>
          <table:table-cell office:value-type="string">
            <text:p>1 día</text:p>
          </table:table-cell>
          <table:table-cell office:value-type="date" office:date-value="2017-04-09">
            <text:p>09/04/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ear Registro y Login</text:p>
          </table:table-cell>
          <table:table-cell office:value-type="date" office:date-value="2017-04-09">
            <text:p>09/04/17</text:p>
          </table:table-cell>
          <table:table-cell office:value-type="string">
            <text:p>4 días</text:p>
          </table:table-cell>
          <table:table-cell office:value-type="date" office:date-value="2017-04-12">
            <text:p>12/04/1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r Formulario</text:p>
          </table:table-cell>
          <table:table-cell office:value-type="date" office:date-value="2017-04-13">
            <text:p>13/04/17</text:p>
          </table:table-cell>
          <table:table-cell office:value-type="string">
            <text:p>2 días</text:p>
          </table:table-cell>
          <table:table-cell office:value-type="date" office:date-value="2017-04-14">
            <text:p>14/04/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ear Resultados Búsqueda</text:p>
          </table:table-cell>
          <table:table-cell office:value-type="date" office:date-value="2017-04-14">
            <text:p>14/04/17</text:p>
          </table:table-cell>
          <table:table-cell office:value-type="string">
            <text:p>2 días</text:p>
          </table:table-cell>
          <table:table-cell office:value-type="date" office:date-value="2017-04-15">
            <text:p>15/04/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ear Footer</text:p>
          </table:table-cell>
          <table:table-cell office:value-type="date" office:date-value="2017-04-15">
            <text:p>15/04/17</text:p>
          </table:table-cell>
          <table:table-cell office:value-type="string">
            <text:p>1 día</text:p>
          </table:table-cell>
          <table:table-cell office:value-type="date" office:date-value="2017-04-15">
            <text:p>15/04/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ear Formulario de pago</text:p>
          </table:table-cell>
          <table:table-cell office:value-type="date" office:date-value="2017-04-16">
            <text:p>16/04/17</text:p>
          </table:table-cell>
          <table:table-cell office:value-type="string">
            <text:p>1 día</text:p>
          </table:table-cell>
          <table:table-cell office:value-type="date" office:date-value="2017-04-16">
            <text:p>16/04/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uías para los usuarios</text:p>
          </table:table-cell>
          <table:table-cell office:value-type="date" office:date-value="2017-04-22">
            <text:p>22/04/17</text:p>
          </table:table-cell>
          <table:table-cell office:value-type="string">
            <text:p>1 día</text:p>
          </table:table-cell>
          <table:table-cell office:value-type="date" office:date-value="2017-04-22">
            <text:p>22/04/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enlace a reservas PORTS IB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ear pagina pago</text:p>
          </table:table-cell>
          <table:table-cell office:value-type="date" office:date-value="2017-04-23">
            <text:p>23/04/17</text:p>
          </table:table-cell>
          <table:table-cell office:value-type="string">
            <text:p>1 día</text:p>
          </table:table-cell>
          <table:table-cell office:value-type="date" office:date-value="2017-04-23">
            <text:p>23/04/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r editor de perfil de usuarios</text:p>
          </table:table-cell>
          <table:table-cell office:value-type="date" office:date-value="2017-04-29">
            <text:p>29/04/17</text:p>
          </table:table-cell>
          <table:table-cell office:value-type="string">
            <text:p>2 días</text:p>
          </table:table-cell>
          <table:table-cell office:value-type="date" office:date-value="2017-04-30">
            <text:p>30/04/1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opción para subir barcos </text:p>
          </table:table-cell>
          <table:table-cell office:value-type="date" office:date-value="2017-04-30">
            <text:p>30/04/17</text:p>
          </table:table-cell>
          <table:table-cell office:value-type="string">
            <text:p>2 <text:span text:style-name="T1">días</text:span></text:p>
          </table:table-cell>
          <table:table-cell office:value-type="date" office:date-value="2017-05-01">
            <text:p>01/05/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rear editor para el admin</text:p>
          </table:table-cell>
          <table:table-cell office:value-type="date" office:date-value="2017-04-06">
            <text:p>06/04/17</text:p>
          </table:table-cell>
          <table:table-cell office:value-type="string">
            <text:p>2 días</text:p>
          </table:table-cell>
          <table:table-cell office:value-type="date" office:date-value="2017-04-07">
            <text:p>07/04/1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STEAR SEGURIDAD</text:p>
          </table:table-cell>
          <table:table-cell office:value-type="date" office:date-value="2017-06-07">
            <text:p>07/06/17</text:p>
          </table:table-cell>
          <table:table-cell office:value-type="string">
            <text:p>25 días</text:p>
          </table:table-cell>
          <table:table-cell office:value-type="date" office:date-value="2017-06-03">
            <text:p>03/06/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rrección de fallos</text:p>
          </table:table-cell>
          <table:table-cell office:value-type="date" office:date-value="2017-06-07">
            <text:p>07/06/17</text:p>
          </table:table-cell>
          <table:table-cell office:value-type="string">
            <text:p>25 días</text:p>
          </table:table-cell>
          <table:table-cell office:value-type="date" office:date-value="2017-06-03">
            <text:p>03/06/17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9/04/2017</text:date>, <text:time>17:0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6:45:33.55</meta:creation-date>
    <dc:date>2017-04-09T17:04:36.51</dc:date>
    <meta:editing-duration>PT16M39S</meta:editing-duration>
    <meta:editing-cycles>13</meta:editing-cycles>
    <meta:generator>OpenOffice/4.1.2$Win32 OpenOffice.org_project/412m3$Build-9782</meta:generator>
    <meta:document-statistic meta:table-count="3" meta:cell-count="77" meta:object-count="0"/>
  </office:meta>
</office:document-meta>
</file>